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3mm"/>
    </style:style>
    <style:style style:name="co2" style:family="table-column">
      <style:table-column-properties fo:break-before="auto" style:column-width="37.08mm"/>
    </style:style>
    <style:style style:name="co3" style:family="table-column">
      <style:table-column-properties fo:break-before="auto" style:column-width="18.73mm"/>
    </style:style>
    <style:style style:name="co4" style:family="table-column">
      <style:table-column-properties fo:break-before="auto" style:column-width="28.98mm"/>
    </style:style>
    <style:style style:name="co5" style:family="table-column">
      <style:table-column-properties fo:break-before="auto" style:column-width="32.24mm"/>
    </style:style>
    <style:style style:name="co6" style:family="table-column">
      <style:table-column-properties fo:break-before="auto" style:column-width="18.08mm"/>
    </style:style>
    <style:style style:name="co7" style:family="table-column">
      <style:table-column-properties fo:break-before="auto" style:column-width="27.23mm"/>
    </style:style>
    <style:style style:name="co8" style:family="table-column">
      <style:table-column-properties fo:break-before="auto" style:column-width="49.25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1.6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6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start" fo:margin-left="0mm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start" fo:margin-left="0mm"/>
    </style:style>
    <style:style style:name="ce1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 style:data-style-name="N120">
      <style:table-cell-properties style:text-align-source="fix" style:repeat-content="false" fo:wrap-option="wrap" style:vertical-align="bottom"/>
      <style:paragraph-properties fo:text-align="start" fo:margin-left="0mm"/>
    </style:style>
    <style:style style:name="ce21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5"/>
        <table:table-column table:style-name="co7" table:default-cell-style-name="ce5"/>
        <table:table-column table:style-name="co8" table:default-cell-style-name="ce21"/>
        <table:table-column table:style-name="co9" table:number-columns-repeated="1010" table:default-cell-style-name="ce12"/>
        <table:table-column table:style-name="co9" table:number-columns-repeated="4" table:default-cell-style-name="Default"/>
        <table:table-column table:style-name="co10" table:number-columns-repeated="2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4" office:value-type="string" calcext:value-type="string">
            <text:p>Algorithmus</text:p>
          </table:table-cell>
          <table:table-cell table:style-name="ce16" office:value-type="string" calcext:value-type="string">
            <text:p>Zeit bis Abbruch (-t) (ms)</text:p>
          </table:table-cell>
          <table:table-cell table:style-name="ce16" office:value-type="string" calcext:value-type="string">
            <text:p>Starttemperatur (-t)</text:p>
          </table:table-cell>
          <table:table-cell table:style-name="ce18" office:value-type="string" calcext:value-type="string">
            <text:p>Abkühlungsfaktor (-f)</text:p>
          </table:table-cell>
          <table:table-cell table:style-name="ce16" office:value-type="string" calcext:value-type="string">
            <text:p>Länge Tabu-Liste (-l)</text:p>
          </table:table-cell>
          <table:table-cell table:style-name="ce16" office:value-type="string" calcext:value-type="string">
            <text:p>Anzahl Startlösungen (-s)</text:p>
          </table:table-cell>
          <table:table-cell table:style-name="ce20" office:value-type="string" calcext:value-type="string">
            <text:p>Mutationswahrscheinlichkeit (-p)</text:p>
          </table:table-cell>
          <table:table-cell table:style-name="ce2" table:number-columns-repeated="1010"/>
          <table:table-cell table:style-name="ce13" table:number-columns-repeated="4"/>
          <table:table-cell table:style-name="ce24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cal-search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imulated-annealing</text:p>
          </table:table-cell>
          <table:table-cell office:value-type="float" office:value="60000" calcext:value-type="float">
            <text:p>60.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imulated-annealing</text:p>
          </table:table-cell>
          <table:table-cell office:value-type="float" office:value="300000" calcext:value-type="float">
            <text:p>300.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imulated-annealing</text:p>
          </table:table-cell>
          <table:table-cell office:value-type="float" office:value="600000" calcext:value-type="float">
            <text:p>600.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aboo-search</text:p>
          </table:table-cell>
          <table:table-cell office:value-type="float" office:value="60000" calcext:value-type="float">
            <text:p>60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aboo-search</text:p>
          </table:table-cell>
          <table:table-cell office:value-type="float" office:value="60000" calcext:value-type="float">
            <text:p>6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taboo-search</text:p>
          </table:table-cell>
          <table:table-cell office:value-type="float" office:value="60000" calcext:value-type="float">
            <text:p>6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aboo-search</text:p>
          </table:table-cell>
          <table:table-cell office:value-type="float" office:value="120000" calcext:value-type="float">
            <text:p>120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aboo-search</text:p>
          </table:table-cell>
          <table:table-cell office:value-type="float" office:value="120000" calcext:value-type="float">
            <text:p>12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taboo-search</text:p>
          </table:table-cell>
          <table:table-cell office:value-type="float" office:value="120000" calcext:value-type="float">
            <text:p>12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taboo-search</text:p>
          </table:table-cell>
          <table:table-cell office:value-type="float" office:value="300000" calcext:value-type="float">
            <text:p>300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aboo-search</text:p>
          </table:table-cell>
          <table:table-cell office:value-type="float" office:value="300000" calcext:value-type="float">
            <text:p>3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aboo-search</text:p>
          </table:table-cell>
          <table:table-cell office:value-type="float" office:value="300000" calcext:value-type="float">
            <text:p>300.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percentage" office:value="0.025" calcext:value-type="percentage">
            <text:p>2,5%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percentage" office:value="0.05" calcext:value-type="percentage">
            <text:p>5,0%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percentage" office:value="0.1" calcext:value-type="percentage">
            <text:p>10,0%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25" calcext:value-type="percentage">
            <text:p>2,5%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5" calcext:value-type="percentage">
            <text:p>5,0%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percentage" office:value="0.1" calcext:value-type="percentage">
            <text:p>10,0%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25" calcext:value-type="percentage">
            <text:p>2,5%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%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genetic-one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percentage" office:value="0.1" calcext:value-type="percentage">
            <text:p>10,0%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percentage" office:value="0.025" calcext:value-type="percentage">
            <text:p>2,5%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percentage" office:value="0.05" calcext:value-type="percentage">
            <text:p>5,0%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percentage" office:value="0.1" calcext:value-type="percentage">
            <text:p>10,0%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25" calcext:value-type="percentage">
            <text:p>2,5%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5" calcext:value-type="percentage">
            <text:p>5,0%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percentage" office:value="0.1" calcext:value-type="percentage">
            <text:p>10,0%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25" calcext:value-type="percentage">
            <text:p>2,5%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%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genetic-one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percentage" office:value="0.1" calcext:value-type="percentage">
            <text:p>10,0%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percentage" office:value="0.025" calcext:value-type="percentage">
            <text:p>2,5%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percentage" office:value="0.05" calcext:value-type="percentage">
            <text:p>5,0%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percentage" office:value="0.1" calcext:value-type="percentage">
            <text:p>10,0%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25" calcext:value-type="percentage">
            <text:p>2,5%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5" calcext:value-type="percentage">
            <text:p>5,0%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percentage" office:value="0.1" calcext:value-type="percentage">
            <text:p>10,0%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25" calcext:value-type="percentage">
            <text:p>2,5%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%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genetic-twopoint</text:p>
          </table:table-cell>
          <table:table-cell office:value-type="float" office:value="120000" calcext:value-type="float">
            <text:p>12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percentage" office:value="0.1" calcext:value-type="percentage">
            <text:p>10,0%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percentage" office:value="0.025" calcext:value-type="percentage">
            <text:p>2,5%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percentage" office:value="0.05" calcext:value-type="percentage">
            <text:p>5,0%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percentage" office:value="0.1" calcext:value-type="percentage">
            <text:p>10,0%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25" calcext:value-type="percentage">
            <text:p>2,5%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5" calcext:value-type="percentage">
            <text:p>5,0%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percentage" office:value="0.1" calcext:value-type="percentage">
            <text:p>10,0%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25" calcext:value-type="percentage">
            <text:p>2,5%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%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genetic-twopoint</text:p>
          </table:table-cell>
          <table:table-cell office:value-type="float" office:value="600000" calcext:value-type="float">
            <text:p>600.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percentage" office:value="0.1" calcext:value-type="percentage">
            <text:p>10,0%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branch-bou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F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10">
      <number:scientific-number number:decimal-places="1" loext:min-decimal-places="1" number:min-integer-digits="1" number:min-exponent-digits="2" loext:exponent-interval="3" loext:forced-exponent-sign="true"/>
    </number:number-style>
    <number:percentage-style style:name="N111">
      <number:number number:decimal-places="2" loext:min-decimal-places="2" number:min-integer-digits="1" number:grouping="true"/>
      <number:text>%</number:text>
    </number:percentage-style>
    <number:number-style style:name="N112">
      <number:scientific-number number:decimal-places="0" loext:min-decimal-places="0" number:min-integer-digits="2" number:min-exponent-digits="2" loext:exponent-interval="3" loext:forced-exponent-sign="true"/>
    </number:number-style>
    <number:number-style style:name="N113">
      <number:scientific-number number:decimal-places="0" loext:min-decimal-places="0" number:min-integer-digits="0" number:min-exponent-digits="2" loext:exponent-interval="3" loext:forced-exponent-sign="true"/>
    </number:number-style>
    <number:number-style style:name="N114">
      <number:scientific-number number:decimal-places="1" loext:min-decimal-places="1" number:min-integer-digits="0" number:min-exponent-digits="2" loext:exponent-interval="3" loext:forced-exponent-sign="true"/>
    </number:number-style>
    <number:number-style style:name="N115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16">
      <number:scientific-number number:decimal-places="0" loext:min-decimal-places="0" number:min-integer-digits="1" number:min-exponent-digits="2" loext:exponent-interval="1" loext:forced-exponent-sign="true"/>
    </number:number-style>
    <number:percentage-style style:name="N117">
      <number:number number:decimal-places="3" loext:min-decimal-places="3" number:min-integer-digits="1" number:grouping="true"/>
      <number:text>%</number:text>
    </number:percentage-style>
    <number:percentage-style style:name="N118" number:title="Benutzerdefiniert">
      <number:number number:decimal-places="1" loext:min-decimal-places="1" number:min-integer-digits="1" number:grouping="true"/>
      <number:text>%</number:text>
    </number:percentage-style>
    <number:percentage-style style:name="N119">
      <number:number number:decimal-places="0" loext:min-decimal-places="0" number:min-integer-digits="1" number:grouping="true"/>
      <number:text>%</number:text>
    </number:percentage-style>
    <number:percentage-style style:name="N120">
      <number:number number:decimal-places="1" loext:min-decimal-places="1" number:min-integer-digits="1"/>
      <number:text>%</number:text>
    </number:percentage-style>
    <number:percentage-style style:name="N121">
      <number:number number:decimal-places="0" loext:min-decimal-places="0" number:min-integer-digits="1"/>
      <number:text>%</number:text>
    </number:percentage-style>
    <number:percentage-style style:name="N122">
      <number:number number:decimal-places="1" loext:min-decimal-places="1" number:min-integer-digits="2" number:grouping="true"/>
      <number:text>%</number:text>
    </number:percentage-style>
    <number:number-style style:name="N123" number:title="Benutzerdefiniert">
      <number:number number:decimal-places="0" loext:min-decimal-places="0" number:min-integer-digits="6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 style:data-style-name="N2" text:time-value="14:34:22.53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Haarbach</meta:initial-creator>
    <meta:creation-date>2019-02-16T19:04:27.314000000</meta:creation-date>
    <dc:date>2019-02-21T15:18:10.015000000</dc:date>
    <dc:creator>Max Haarbach</dc:creator>
    <meta:editing-duration>PT12M35S</meta:editing-duration>
    <meta:editing-cycles>4</meta:editing-cycles>
    <meta:generator>LibreOffice/6.2.0.3$Windows_X86_64 LibreOffice_project/98c6a8a1c6c7b144ce3cc729e34964b47ce25d62</meta:generator>
    <meta:document-statistic meta:table-count="1" meta:cell-count="600" meta:object-count="0"/>
  </office:meta>
</office:document-meta>
</file>